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78cm" table:align="margins" fo:keep-with-next="always" style:may-break-between-rows="false"/>
    </style:style>
    <style:style style:name="tabVersement.A" style:family="table-column">
      <style:table-column-properties style:column-width="1.782cm" style:rel-column-width="6351*"/>
    </style:style>
    <style:style style:name="tabVersement.B" style:family="table-column">
      <style:table-column-properties style:column-width="7.313cm" style:rel-column-width="26079*"/>
    </style:style>
    <style:style style:name="tabVersement.C" style:family="table-column">
      <style:table-column-properties style:column-width="9.283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ext_20_body">
      <style:text-properties style:font-name="Gill Sans MT_CCJU2" fo:font-size="11pt" style:font-size-asian="11pt" style:font-size-complex="11pt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10"/>
      <text:p text:style-name="P7"><text:span text:style-name="T2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17">%=POLITESSE=%<text:line-break/></text:p>
      <text:p text:style-name="P27">%=INTRO=%</text:p>
      <text:p text:style-name="P27"/>
      <text:p text:style-name="P15">%=CONFORM_LEGISLATION=%</text:p>
      <text:p text:style-name="P27"/>
      <text:p text:style-name="P15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6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4">%=remLineWhenBlank(MEMBRES_FAMILLES,1)=%</text:p>
      <text:p text:style-name="P3"/>
      <text:p text:style-name="DefaultGrasSol">%=remLineWhenBlank(REDUCTION_PRIMES,1)=%</text:p>
      <text:p text:style-name="P16">%=remLineWhenBlank(B_REDUCTION_PRIMES,1)=%</text:p>
      <text:p text:style-name="P16"/>
      <text:p text:style-name="DefaultGrasSol">%=remLineWhenBlank(VERSEMENT_PC,1)=%</text:p>
      <text:p text:style-name="P19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5">%{RM_IF_NO_DATA:true}%</text:p>
          </table:table-cell>
          <table:table-cell table:style-name="tabVersement.A1" office:value-type="string">
            <text:p text:style-name="P21"/>
          </table:table-cell>
          <table:table-cell table:style-name="tabVersement.A1" office:value-type="string">
            <text:p text:style-name="P21"/>
          </table:table-cell>
        </table:table-row>
        <table:table-row>
          <table:table-cell table:style-name="tabVersement.A1" office:value-type="string">
            <text:p text:style-name="P26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18">%=remLineWhenBlank(B_VERSEMENT_PC_REMARQUES,1)=%</text:p>
      <text:p text:style-name="P11"/>
      <text:p text:style-name="DefaultGrasSol">%=remLineWhenBlank(REMARQUES,1)=%</text:p>
      <text:p text:style-name="P22">%=remLineWhenBlank(TXT_REMARQUES,1)=%</text:p>
      <text:p text:style-name="P20"/>
      <text:p text:style-name="DefaultGrasSol">%=remLineWhenBlank(OBLIGATION_RENSEIGNER,1)=%</text:p>
      <text:p text:style-name="P20">%=remLineWhenBlank(B_OBLIGATION_RENSEIGNER,1)=%</text:p>
      <text:p text:style-name="P24"/>
      <text:p text:style-name="DefaultGrasSol">%=remLineWhenBlank(INFORMATIONS,1)=%</text:p>
      <text:p text:style-name="P24">%=remLineWhenBlank(B_INFORMATIONS_1,1)=%</text:p>
      <text:list xml:id="list30508321" text:style-name="L1">
        <text:list-item>
          <text:p text:style-name="P35">%=remLineWhenBlank(B_INFORMATIONS_2,1)=%</text:p>
        </text:list-item>
      </text:list>
      <text:p text:style-name="P24"/>
      <text:p text:style-name="P8">%=remLineWhenBlank(B_INFORMATIONS_3,1)=%</text:p>
      <text:p text:style-name="P8"/>
      <text:p text:style-name="DefaultGrasSol">%=remLineWhenBlank(MOYENS_DROITS,1)=%</text:p>
      <text:p text:style-name="P24">%=remLineWhenBlank(B_MOYENS_DROITS,1)=%</text:p>
      <text:p text:style-name="P23"/>
      <text:p text:style-name="P23"/>
      <text:p text:style-name="P33">%=SALUTATIONS=%</text:p>
      <text:p text:style-name="P5"/>
      <text:p text:style-name="P13"><text:soft-page-break/><text:tab/><text:span text:style-name="T7">%#include PCsignature#%</text:span></text:p>
      <text:p text:style-name="P13"/>
      <text:p text:style-name="P13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56cm" fo:margin-bottom="1.044cm" fo:margin-left="1.64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7-01T10:34:43.88</dc:date>
    <meta:print-date>2011-02-22T10:58:36</meta:print-date>
    <meta:editing-cycles>160</meta:editing-cycles>
    <meta:editing-duration>P1DT14H12M9S</meta:editing-duration>
    <meta:document-statistic meta:table-count="2" meta:image-count="0" meta:object-count="0" meta:page-count="2" meta:paragraph-count="43" meta:word-count="57" meta:character-count="1255"/>
    <meta:user-defined meta:name="Info 1"/>
    <meta:user-defined meta:name="Info 2"/>
    <meta:user-defined meta:name="Info 3"/>
    <meta:user-defined meta:name="Info 4"/>
  </office:meta>
</office:document-meta>
</file>